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svg:stroke-opacity="80%" draw:fill-color="#ffffff" draw:textarea-horizontal-align="justify" draw:textarea-vertical-align="middle" draw:auto-grow-height="false" fo:min-height="0.45cm" fo:min-width="1.4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svg:stroke-opacity="80%" draw:fill-color="#000000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dash" draw:stroke-dash="Ultrafine_20_Dashed"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0.278cm" fo:min-width="4.448cm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Ultrafine_20_Dashed" svg:stroke-width="0.053cm" svg:stroke-color="#000000" draw:marker-start-width="0.279cm" draw:marker-end-width="0.279cm" svg:stroke-opacity="80%" draw:fill-color="#eeeeee" draw:textarea-horizontal-align="justify" draw:textarea-vertical-align="middle" draw:auto-grow-height="false" fo:min-height="2.187cm" fo:min-width="4.4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0.698cm" fo:min-width="2.4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Ultrafine_20_Dashed"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0.279cm" fo:min-width="4.4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svg:stroke-opacity="80%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80%" draw:fill-color="#b2b2b2" draw:textarea-horizontal-align="justify" draw:textarea-vertical-align="middle" draw:auto-grow-height="false" fo:min-height="0.248cm" fo:min-width="4.4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4.214cm" fo:min-width="4.448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4.214cm" fo:min-width="4.448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4.214cm" fo:min-width="4.448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draw:stroke="dash" draw:stroke-dash="Ultrafine_20_Dashed" svg:stroke-width="0.053cm" svg:stroke-color="#000000" draw:marker-start-width="0.279cm" draw:marker-end-width="0.279cm" svg:stroke-opacity="80%" draw:fill-color="#eeeeee" draw:textarea-horizontal-align="justify" draw:textarea-vertical-align="middle" draw:auto-grow-height="false" fo:min-height="3.787cm" fo:min-width="4.4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svg:stroke-opacity="80%" draw:fill-color="#ffffff" draw:textarea-horizontal-align="justify" draw:textarea-vertical-align="middle" draw:auto-grow-height="false" fo:min-height="0.398cm" fo:min-width="1.3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svg:stroke-opacity="80%" draw:fill-color="#1c1c1c" draw:textarea-horizontal-align="justify" draw:textarea-vertical-align="middle" draw:auto-grow-height="false" fo:min-height="0.698cm" fo:min-width="0cm" fo:padding-top="0.151cm" fo:padding-bottom="0.151cm" fo:padding-left="0.276cm" fo:padding-right="0.276cm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svg:stroke-opacity="80%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svg:stroke-opacity="80%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.5cm"/>
    </style:style>
    <style:style style:name="gr18" style:family="graphic" style:parent-style-name="standard" style:list-style-name="L1">
      <style:graphic-properties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4.214cm" fo:min-width="4.448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fill-color="#000000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2.75cm" fo:min-width="9.6cm"/>
    </style:style>
    <style:style style:name="gr21" style:family="graphic" style:parent-style-name="standard" style:list-style-name="L1">
      <style:graphic-properties svg:stroke-width="0.053cm" svg:stroke-color="#000000" draw:marker-start-width="0.279cm" draw:marker-end-width="0.279cm" svg:stroke-opacity="80%" draw:fill-color="#dddddd" draw:textarea-horizontal-align="justify" draw:textarea-vertical-align="middle" draw:auto-grow-height="false" fo:min-height="4.214cm" fo:min-width="4.4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style:font-name="Roboto" fo:font-size="10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-color="#eeeeee"/>
      <style:paragraph-properties fo:text-align="start"/>
      <style:text-properties style:font-name="Roboto" fo:font-size="10pt" style:font-size-asian="14pt" style:font-size-complex="14pt"/>
    </style:style>
    <style:style style:name="P7" style:family="paragraph">
      <loext:graphic-properties draw:fill-color="#b2b2b2"/>
      <style:paragraph-properties fo:text-align="center"/>
      <style:text-properties style:font-name="Roboto" fo:font-size="10pt" style:font-size-asian="14pt" style:font-size-complex="14pt"/>
    </style:style>
    <style:style style:name="P8" style:family="paragraph">
      <loext:graphic-properties draw:fill-color="#dddddd"/>
      <style:paragraph-properties fo:text-align="start"/>
      <style:text-properties style:font-name="Roboto" fo:font-size="10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-color="#dddddd"/>
      <style:paragraph-properties fo:margin-left="0cm" fo:margin-right="0cm" fo:margin-top="0cm" fo:margin-bottom="0cm" fo:line-height="100%" fo:text-align="start" fo:text-indent="0cm"/>
      <style:text-properties style:font-name="Roboto" fo:font-size="10pt" style:font-size-asian="14pt" style:font-size-complex="14pt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start" fo:text-indent="0cm"/>
      <style:text-properties style:font-name="Roboto" fo:font-size="10pt" style:font-size-asian="14pt" style:font-size-complex="14pt"/>
    </style:style>
    <style:style style:name="P12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13" style:family="paragraph">
      <loext:graphic-properties draw:fill-color="#1c1c1c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000000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T1" style:family="text">
      <style:text-properties fo:font-size="14pt"/>
    </style:style>
    <style:style style:name="T2" style:family="text">
      <style:text-properties style:font-name="Roboto" fo:font-size="10pt" style:font-size-asian="14pt" style:font-size-complex="14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cm" svg:height="1.4cm" svg:x="21.1cm" svg:y="23.05cm">
          <text:p text:style-name="P1"><text:span text:style-name="T1">Conduzid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24.9cm" svg:y1="23.75cm" svg:x2="27cm" svg:y2="23.742cm" draw:start-shape="id1" draw:start-glue-point="7" draw:end-shape="id2" draw:end-glue-point="3" svg:d="M24900 23750h1051v-8h1049" svg:viewBox="0 0 2101 9">
          <text:p/>
        </draw:connector>
        <draw:connector draw:style-name="gr2" draw:text-style-name="P3" draw:layer="layout" svg:x1="21.1cm" svg:y1="23.75cm" svg:x2="19cm" svg:y2="23.742cm" draw:start-shape="id1" draw:start-glue-point="5" draw:end-shape="id3" draw:end-glue-point="1" svg:d="M21100 23750h-1050v-8h-1050" svg:viewBox="0 0 2101 9">
          <text:p/>
        </draw:connector>
        <draw:custom-shape draw:style-name="gr1" draw:text-style-name="P2" xml:id="id4" draw:id="id4" draw:layer="layout" svg:width="3.8cm" svg:height="1.4cm" svg:x="14.6cm" svg:y="17.8cm">
          <text:p text:style-name="P1"><text:span text:style-name="T1">Faz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6.5cm" svg:y1="17.8cm" svg:x2="16.5cm" svg:y2="15.5cm" draw:start-shape="id4" draw:start-glue-point="4" svg:d="M16500 17800v-2300" svg:viewBox="0 0 1 2301">
          <text:p/>
        </draw:connector>
        <draw:connector draw:style-name="gr2" draw:text-style-name="P3" draw:layer="layout" svg:x1="16.5cm" svg:y1="19.2cm" svg:x2="16.5cm" svg:y2="21cm" draw:start-shape="id4" draw:start-glue-point="6" draw:end-shape="id5" draw:end-glue-point="0" svg:d="M16500 19200v1800" svg:viewBox="0 0 1 1801">
          <text:p/>
        </draw:connector>
        <draw:g xml:id="id10" draw:id="id10">
          <draw:custom-shape draw:style-name="gr3" draw:text-style-name="P4" draw:layer="layout" svg:width="5cm" svg:height="0.58cm" svg:x="15.5cm" svg:y="36cm">
            <text:p text:style-name="P1"><text:span text:style-name="T2">Nota Fisc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5cm" svg:height="2.489cm" svg:x="15.5cm" svg:y="36.511cm">
            <text:p text:style-name="P5"><text:span text:style-name="T2">CNPJ:</text:span></text:p>
            <text:p text:style-name="P5"><text:span text:style-name="T2">Nome do Posto:</text:span></text:p>
            <text:p text:style-name="P5"><text:span text:style-name="T2">Quantidade de combustível: </text:span></text:p>
            <text:p text:style-name="P5"><text:span text:style-name="T2">Valor do Abastecimento: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6" draw:id="id6" draw:layer="layout" svg:width="3.8cm" svg:height="1.4cm" svg:x="14.6cm" svg:y="27.3cm">
          <text:p text:style-name="P1"><text:span text:style-name="T1">É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8" draw:id="id8" draw:layer="layout" svg:width="3cm" svg:height="1cm" svg:x="20cm" svg:y="30cm">
          <text:p text:style-name="P1"><text:span text:style-name="T2">Loc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7" draw:id="id7" draw:layer="layout" svg:width="3cm" svg:height="1cm" svg:x="10cm" svg:y="30cm">
          <text:p text:style-name="P1"><text:span text:style-name="T2">Int</text:span><text:span text:style-name="T2">eru</text:span><text:span text:style-name="T2">rba</text:span><text:span text:style-name="T2">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6.5cm" svg:y1="26cm" svg:x2="16.5cm" svg:y2="27.3cm" draw:start-shape="id3" draw:start-glue-point="2" draw:end-shape="id6" draw:end-glue-point="4" svg:d="M16500 26000v1300" svg:viewBox="0 0 1 1301">
          <text:p/>
        </draw:connector>
        <draw:connector draw:style-name="gr2" draw:text-style-name="P3" draw:layer="layout" svg:x1="14.6cm" svg:y1="28cm" svg:x2="11.5cm" svg:y2="30cm" draw:start-shape="id6" draw:start-glue-point="5" draw:end-shape="id7" draw:end-glue-point="0" svg:d="M14600 28000h-3100v2000" svg:viewBox="0 0 3101 2001">
          <text:p/>
        </draw:connector>
        <draw:connector draw:style-name="gr2" draw:text-style-name="P3" draw:layer="layout" svg:x1="18.4cm" svg:y1="28cm" svg:x2="21.5cm" svg:y2="30cm" draw:start-shape="id6" draw:start-glue-point="7" draw:end-shape="id8" draw:end-glue-point="0" svg:d="M18400 28000h3100v2000" svg:viewBox="0 0 3101 2001">
          <text:p/>
        </draw:connector>
        <draw:custom-shape draw:style-name="gr1" draw:text-style-name="P2" xml:id="id9" draw:id="id9" draw:layer="layout" svg:width="3.8cm" svg:height="1.4cm" svg:x="19.6cm" svg:y="32.7cm">
          <text:p text:style-name="P1"><text:span text:style-name="T1">Contê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draw:custom-shape draw:style-name="gr6" draw:text-style-name="P4" xml:id="id11" draw:id="id11" draw:layer="layout" svg:width="5cm" svg:height="0.581cm" svg:x="22.5cm" svg:y="36cm">
            <text:p text:style-name="P1"><text:span text:style-name="T2">Adianta</text:span><text:span text:style-name="T2">ment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5cm" svg:height="2.489cm" svg:x="22.5cm" svg:y="36.511cm">
            <text:p text:style-name="P5"><text:span text:style-name="T2">Valor do Adiantamento:</text:span></text:p>
            <text:p text:style-name="P5"><text:span text:style-name="T2">Valor por Km rodado:</text:span></text:p>
            <text:p text:style-name="P5"><text:span text:style-name="T2">Total excedido:</text:span></text:p>
            <text:p text:style-name="P5"><text:span text:style-name="T2">Total a devolver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21.5cm" svg:y1="31cm" svg:x2="21.5cm" svg:y2="32.7cm" draw:start-shape="id8" draw:start-glue-point="2" draw:end-shape="id9" draw:end-glue-point="4" svg:d="M21500 31000v1700" svg:viewBox="0 0 1 1701">
          <text:p/>
        </draw:connector>
        <draw:connector draw:style-name="gr2" draw:text-style-name="P3" draw:layer="layout" svg:x1="19.6cm" svg:y1="33.4cm" svg:x2="18cm" svg:y2="36cm" draw:start-shape="id9" draw:start-glue-point="5" draw:end-shape="id10" draw:end-glue-point="0" svg:d="M19600 33400h-1600v2600" svg:viewBox="0 0 1601 2601">
          <text:p/>
        </draw:connector>
        <draw:connector draw:style-name="gr2" draw:text-style-name="P3" draw:layer="layout" svg:x1="23.4cm" svg:y1="33.4cm" svg:x2="25cm" svg:y2="36cm" draw:start-shape="id9" draw:start-glue-point="7" draw:end-shape="id11" draw:end-glue-point="0" svg:d="M23400 33400h1600v2600" svg:viewBox="0 0 1601 2601">
          <text:p/>
        </draw:connector>
        <draw:g>
          <draw:custom-shape draw:style-name="gr3" draw:text-style-name="P4" xml:id="id13" draw:id="id13" draw:layer="layout" svg:width="5cm" svg:height="0.58cm" svg:x="9cm" svg:y="36cm">
            <text:p text:style-name="P1"><text:span text:style-name="T2">Nota </text:span><text:span text:style-name="T2">Fisc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5cm" svg:height="2.489cm" svg:x="9cm" svg:y="36.511cm">
            <text:p text:style-name="P5"><text:span text:style-name="T2">CNPJ:</text:span></text:p>
            <text:p text:style-name="P5"><text:span text:style-name="T2">Nome do Posto:</text:span></text:p>
            <text:p text:style-name="P5"><text:span text:style-name="T2">Quantidade de combustível: </text:span></text:p>
            <text:p text:style-name="P5"><text:span text:style-name="T2">Valor do Abastecimento: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12" draw:id="id12" draw:layer="layout" svg:width="3.8cm" svg:height="1.4cm" svg:x="9.6cm" svg:y="32.7cm">
          <text:p text:style-name="P1"><text:span text:style-name="T1">Contê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1.5cm" svg:y1="31cm" svg:x2="11.5cm" svg:y2="32.7cm" draw:start-shape="id7" draw:start-glue-point="2" draw:end-shape="id12" draw:end-glue-point="4" svg:d="M11500 31000v1700" svg:viewBox="0 0 1 1701">
          <text:p/>
        </draw:connector>
        <draw:connector draw:style-name="gr2" draw:text-style-name="P3" draw:layer="layout" svg:x1="11.5cm" svg:y1="34.1cm" svg:x2="11.5cm" svg:y2="36cm" draw:start-shape="id12" draw:start-glue-point="6" draw:end-shape="id13" draw:end-glue-point="0" svg:d="M11500 34100v1900" svg:viewBox="0 0 1 1901">
          <text:p/>
        </draw:connector>
        <draw:custom-shape draw:style-name="gr1" draw:text-style-name="P2" xml:id="id14" draw:id="id14" draw:layer="layout" svg:width="3.8cm" svg:height="1.4cm" svg:x="8.6cm" svg:y="13.04cm">
          <text:p text:style-name="P1"><text:span text:style-name="T1">Visitou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xml:id="id21" draw:id="id21" draw:layer="measurelines" svg:width="5cm" svg:height="0.55cm" svg:x="2cm" svg:y="21cm">
          <text:p text:style-name="P1"><text:span text:style-name="T2">Peç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measurelines" svg:width="5cm" svg:height="4.516cm" svg:x="2cm" svg:y="21.484cm">
          <text:p text:style-name="P5"><text:span text:style-name="T2">Tipo de peça:</text:span></text:p>
          <text:p text:style-name="P5"><text:span text:style-name="T2">Quantidade de Peça:</text:span></text:p>
          <text:p text:style-name="P5"><text:span text:style-name="T2">Valor gasto: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27" draw:id="id27" draw:layer="measurelines" svg:width="5cm" svg:height="0.55cm" svg:x="2cm" svg:y="11cm">
          <text:p text:style-name="P1"><text:span text:style-name="T2">Auto Mecânic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xml:id="id15" draw:id="id15" draw:layer="measurelines" svg:width="5cm" svg:height="4.516cm" svg:x="2cm" svg:y="11.484cm">
          <text:p text:style-name="P5"><text:span text:style-name="T2">Última Manutenção:</text:span></text:p>
          <text:p text:style-name="P5"><text:span text:style-name="T2">Tipo de Manutenção:</text:span></text:p>
          <text:p text:style-name="P5"><text:span text:style-name="T2">Data:</text:span></text:p>
          <text:p text:style-name="P5"><text:span text:style-name="T2">Km Registrado:</text:span></text:p>
          <text:p text:style-name="P5"><text:span text:style-name="T2">Q. de horas gastas:</text:span></text:p>
          <text:p text:style-name="P5"><text:span text:style-name="T2">Tipo da M.D.O: </text:span></text:p>
          <text:p text:style-name="P5"><text:span text:style-name="T2">Valor da M.D.O:</text:span></text:p>
          <text:p text:style-name="P5"><text:span text:style-name="T2">Horas gast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measurelines" svg:x1="8.6cm" svg:y1="13.74cm" svg:x2="7cm" svg:y2="13.742cm" draw:start-shape="id14" draw:start-glue-point="5" draw:end-shape="id15" draw:end-glue-point="1" svg:d="M8600 13740h-800v2h-800" svg:viewBox="0 0 1601 3">
          <text:p/>
        </draw:connector>
        <draw:custom-shape draw:style-name="gr8" draw:text-style-name="P7" xml:id="id19" draw:id="id19" draw:layer="measurelines" svg:width="5cm" svg:height="0.55cm" svg:x="14cm" svg:y="11cm">
          <text:p text:style-name="P1"><text:span text:style-name="T2">Veícul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6" draw:id="id16" draw:layer="measurelines" svg:width="5cm" svg:height="4.516cm" svg:x="14cm" svg:y="11.484cm">
          <text:p text:style-name="P9"><text:span text:style-name="T2">Cod: </text:span></text:p>
          <text:p text:style-name="P9"><text:span text:style-name="T2">Modelo: </text:span></text:p>
          <text:p text:style-name="P9"><text:span text:style-name="T2">Ano:</text:span></text:p>
          <text:p text:style-name="P9"><text:span text:style-name="T2">Fabricante:</text:span></text:p>
          <text:p text:style-name="P9"><text:span text:style-name="T2">Tipo:</text:span></text:p>
          <text:p text:style-name="P9"><text:span text:style-name="T2">Data da Compra:</text:span></text:p>
          <text:p text:style-name="P9"><text:span text:style-name="T2">Combustivel:</text:span></text:p>
          <text:p text:style-name="P9"><text:span text:style-name="T2">Km rodados:</text:span></text:p>
          <text:p text:style-name="P9"><text:span text:style-name="T2">Cor:</text:span></text:p>
          <text:p text:style-name="P5"><text:span text:style-name="T2">Passageiro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measurelines" svg:x1="12.4cm" svg:y1="13.74cm" svg:x2="14cm" svg:y2="13.742cm" draw:start-shape="id14" draw:start-glue-point="7" draw:end-shape="id16" svg:d="M12400 13740h801v2h799" svg:viewBox="0 0 1601 3">
          <text:p/>
        </draw:connector>
        <draw:custom-shape draw:style-name="gr8" draw:text-style-name="P7" xml:id="id5" draw:id="id5" draw:layer="measurelines" svg:width="5cm" svg:height="0.55cm" svg:x="14cm" svg:y="21cm">
          <text:p text:style-name="P1"><text:span text:style-name="T2">Viage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3" draw:id="id3" draw:layer="measurelines" svg:width="5cm" svg:height="4.516cm" svg:x="14cm" svg:y="21.484cm">
          <text:p text:style-name="P9"><text:span text:style-name="T2"/></text:p>
          <text:p text:style-name="P9"><text:span text:style-name="T2">Veiculo:</text:span></text:p>
          <text:p text:style-name="P9"><text:span text:style-name="T2">Viajante (CPF):</text:span></text:p>
          <text:p text:style-name="P9"><text:span text:style-name="T2">Km inicial:</text:span></text:p>
          <text:p text:style-name="P9"><text:span text:style-name="T2">Km final:</text:span></text:p>
          <text:p text:style-name="P9"><text:span text:style-name="T2">Motorista (CPF):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measurelines" svg:width="5cm" svg:height="0.55cm" svg:x="27cm" svg:y="21cm">
          <text:p text:style-name="P1"><text:span text:style-name="T2">Empregad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8" draw:id="id18">
          <draw:custom-shape draw:style-name="gr3" draw:text-style-name="P4" draw:layer="measurelines" svg:width="5cm" svg:height="0.58cm" svg:x="14cm" svg:y="2cm">
            <text:p text:style-name="P1"><text:span text:style-name="T2">Formulári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1" draw:layer="measurelines" svg:width="5cm" svg:height="4.089cm" svg:x="14cm" svg:y="2.511cm">
            <text:p text:style-name="P9"><text:span text:style-name="T2">Tipo: Ocorrência de Uso </text:span></text:p>
            <text:p text:style-name="P9"><text:span text:style-name="T2">Codigo do Veículo em uso:</text:span></text:p>
            <text:p text:style-name="P9"><text:span text:style-name="T2">Código do Responsável:</text:span></text:p>
            <text:p text:style-name="P9"><text:span text:style-name="T2">Km na entrega:</text:span></text:p>
            <text:p text:style-name="P9"><text:span text:style-name="T2">Km na devolução:</text:span></text:p>
            <text:p text:style-name="P9"><text:span text:style-name="T2">Combustível Consumido:</text:span></text:p>
            <text:p text:style-name="P9"><text:span text:style-name="T2">Resultado:</text:span></text:p>
            <text:p text:style-name="P9"><text:span text:style-name="T2">Data:</text:span></text:p>
            <text:p text:style-name="P9"><text:span text:style-name="T2">Assinatura: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xml:id="id17" draw:id="id17" draw:layer="measurelines" svg:width="3.8cm" svg:height="1.4cm" svg:x="14.6cm" svg:y="8cm">
          <text:p text:style-name="P1"><text:span text:style-name="T1">Possu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measurelines" svg:x1="16.5cm" svg:y1="8cm" svg:x2="16.5cm" svg:y2="6.6cm" draw:start-shape="id17" draw:start-glue-point="4" draw:end-shape="id18" draw:end-glue-point="2" svg:d="M16500 8000v-1400" svg:viewBox="0 0 1 1401">
          <text:p/>
        </draw:connector>
        <draw:connector draw:style-name="gr7" draw:text-style-name="P1" draw:layer="measurelines" svg:x1="16.5cm" svg:y1="9.4cm" svg:x2="16.5cm" svg:y2="11cm" draw:start-shape="id17" draw:start-glue-point="6" draw:end-shape="id19" draw:end-glue-point="0" svg:d="M16500 9400v1600" svg:viewBox="0 0 1 1601">
          <text:p/>
        </draw:connector>
        <draw:custom-shape draw:style-name="gr1" draw:text-style-name="P2" xml:id="id20" draw:id="id20" draw:layer="measurelines" svg:width="3.8cm" svg:height="1.4cm" svg:x="2.6cm" svg:y="17.8cm">
          <text:p text:style-name="P1"><text:span text:style-name="T1">Receb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measurelines" svg:x1="4.5cm" svg:y1="16cm" svg:x2="4.5cm" svg:y2="17.8cm" draw:start-shape="id15" draw:start-glue-point="2" draw:end-shape="id20" draw:end-glue-point="4" svg:d="M4500 16000v1800" svg:viewBox="0 0 1 1801">
          <text:p/>
        </draw:connector>
        <draw:connector draw:style-name="gr7" draw:text-style-name="P1" draw:layer="measurelines" svg:x1="4.5cm" svg:y1="19.2cm" svg:x2="4.5cm" svg:y2="21cm" draw:start-shape="id20" draw:start-glue-point="6" draw:end-shape="id21" draw:end-glue-point="0" svg:d="M4500 19200v1800" svg:viewBox="0 0 1 1801">
          <text:p/>
        </draw:connector>
        <draw:custom-shape draw:style-name="gr13" draw:text-style-name="P12" xml:id="id23" draw:id="id23" draw:layer="measurelines" svg:width="3.8cm" svg:height="1.4cm" svg:x="34.2cm" svg:y="23cm">
          <text:p text:style-name="P1"><text:span text:style-name="T3">Lev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3" xml:id="id22" draw:id="id22" draw:layer="measurelines" svg:width="0.2cm" svg:height="1cm" svg:x="31.9cm" svg:y="2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xml:id="id24" draw:id="id24" draw:layer="measurelines" svg:width="0.2cm" svg:height="1cm" svg:x="31.9cm" svg:y="2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1" draw:layer="measurelines" svg:x1="32.1cm" svg:y1="22.3cm" svg:x2="36.1cm" svg:y2="23cm" draw:start-shape="id22" draw:start-glue-point="1" draw:end-shape="id23" draw:end-glue-point="4" svg:d="M32100 22300h4000v700" svg:viewBox="0 0 4001 701">
          <text:p/>
        </draw:connector>
        <draw:connector draw:style-name="gr16" draw:text-style-name="P1" draw:layer="measurelines" svg:x1="32.1cm" svg:y1="25cm" svg:x2="36.1cm" svg:y2="24.4cm" draw:start-shape="id24" draw:start-glue-point="1" draw:end-shape="id23" draw:end-glue-point="6" svg:d="M32100 25000h4000v-600" svg:viewBox="0 0 4001 601">
          <text:p/>
        </draw:connector>
        <draw:custom-shape draw:style-name="gr17" draw:text-style-name="P14" draw:layer="measurelines" svg:width="1cm" svg:height="0.5cm" svg:x="21.1cm" svg:y="22.4cm">
          <text:p text:style-name="P1">(1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24.2cm" svg:y="24.4cm">
          <text:p text:style-name="P1">(N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36.5cm" svg:y="22.3cm">
          <text:p text:style-name="P1">(1,N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34.3cm" svg:y="24.3cm">
          <text:p text:style-name="P1">(N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11.3cm" svg:y="12.4cm">
          <text:p text:style-name="P1">(N,N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9.1cm" svg:y="14.4cm">
          <text:p text:style-name="P1">(1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22.1cm" svg:y="32.1cm">
          <text:p text:style-name="P1">(1,N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18.4cm" svg:y="34cm">
          <text:p text:style-name="P1">(1,N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17cm" svg:y="7.4cm">
          <text:p text:style-name="P1">(1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14.9cm" svg:y="9.4cm">
          <text:p text:style-name="P1">(1,N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5.2cm" svg:y="17.2cm">
          <text:p text:style-name="P1">(1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3cm" svg:y="19.2cm">
          <text:p text:style-name="P1">(N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9.6cm" svg:y="32.2cm">
          <text:p text:style-name="P1">(1,N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12.7cm" svg:y="34.4cm">
          <text:p text:style-name="P1">(1,N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19.9cm" svg:y="32.1cm">
          <text:p text:style-name="P1">(1,N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23.6cm" svg:y="34cm">
          <text:p text:style-name="P1">(1,N)</text:p>
          <draw:enhanced-geometry svg:viewBox="0 0 21600 21600" draw:type="rectangle" draw:enhanced-path="M 0 0 L 21600 0 21600 21600 0 21600 0 0 Z N"/>
        </draw:custom-shape>
        <draw:custom-shape draw:style-name="gr8" draw:text-style-name="P7" draw:layer="measurelines" svg:width="5cm" svg:height="0.55cm" svg:x="2cm" svg:y="2cm">
          <text:p text:style-name="P1"><text:span text:style-name="T2">Empregado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xml:id="id25" draw:id="id25" draw:layer="measurelines" svg:width="5cm" svg:height="4.516cm" svg:x="2cm" svg:y="2.484cm">
          <text:p text:style-name="P9"><text:span text:style-name="T2">Código:</text:span></text:p>
          <text:p text:style-name="P9"><text:span text:style-name="T2">CPF:</text:span></text:p>
          <text:p text:style-name="P9"><text:span text:style-name="T2">Tipo de M.D.O:</text:span></text:p>
          <text:p text:style-name="P9"><text:span text:style-name="T2">Nome:</text:span></text:p>
          <text:p text:style-name="P9"><text:span text:style-name="T2">CNH:</text:span></text:p>
          <text:p text:style-name="P9"><text:span text:style-name="T2">Endereço:</text:span></text:p>
          <text:p text:style-name="P5"><text:span text:style-name="T2">Fone:</text:span></text:p>
          <text:p text:style-name="P5"><text:span text:style-name="T2">Horas Trabalhada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26" draw:id="id26" draw:layer="measurelines" svg:width="3.8cm" svg:height="1.4cm" svg:x="2.6cm" svg:y="8cm">
          <text:p text:style-name="P1"><text:span text:style-name="T1">Possui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5" draw:layer="measurelines" svg:x1="4.5cm" svg:y1="7cm" svg:x2="4.5cm" svg:y2="8cm" draw:start-shape="id25" draw:start-glue-point="2" draw:end-shape="id26" draw:end-glue-point="4" svg:d="M4500 7000v1000" svg:viewBox="0 0 1 1001">
          <text:p/>
        </draw:connector>
        <draw:connector draw:style-name="gr19" draw:text-style-name="P15" draw:layer="measurelines" svg:x1="4.5cm" svg:y1="9.4cm" svg:x2="4.5cm" svg:y2="11cm" draw:start-shape="id26" draw:start-glue-point="6" draw:end-shape="id27" draw:end-glue-point="0" svg:d="M4500 9400v1600" svg:viewBox="0 0 1 1601">
          <text:p/>
        </draw:connector>
        <draw:custom-shape draw:style-name="gr17" draw:text-style-name="P14" draw:layer="measurelines" svg:width="1cm" svg:height="0.5cm" svg:x="2.6cm" svg:y="7.4cm">
          <text:p text:style-name="P1">(N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5.7cm" svg:y="9.4cm">
          <text:p text:style-name="P1">(1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14.1cm" svg:y="17.4cm">
          <text:p text:style-name="P1">(1,1)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measurelines" svg:width="1cm" svg:height="0.5cm" svg:x="17.5cm" svg:y="19.4cm">
          <text:p text:style-name="P1">(N,1)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measurelines" svg:width="10.1cm" svg:height="3cm" svg:x="23.9cm" svg:y="6cm">
          <text:p text:style-name="P1">Pátio da Empresa Modelo/S.A</text:p>
          <draw:enhanced-geometry svg:viewBox="0 0 21600 21600" draw:type="rectangle" draw:enhanced-path="M 0 0 L 21600 0 21600 21600 0 21600 0 0 Z N"/>
        </draw:custom-shape>
        <draw:custom-shape draw:style-name="gr21" draw:text-style-name="P10" xml:id="id2" draw:id="id2" draw:layer="measurelines" svg:width="5cm" svg:height="4.516cm" svg:x="27cm" svg:y="21.484cm">
          <text:p text:style-name="P9"><text:span text:style-name="T2">Código:</text:span></text:p>
          <text:p text:style-name="P9"><text:span text:style-name="T2">CPF:</text:span></text:p>
          <text:p text:style-name="P9"><text:span text:style-name="T2">Cargo:</text:span></text:p>
          <text:p text:style-name="P9"><text:span text:style-name="T2">Nome:</text:span></text:p>
          <text:p text:style-name="P9"><text:span text:style-name="T2">CNH:</text:span></text:p>
          <text:p text:style-name="P9"><text:span text:style-name="T2">Endereço:</text:span></text:p>
          <text:p text:style-name="P5"><text:span text:style-name="T2">Fone: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4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20:59:53.218293309</meta:creation-date>
    <dc:date>2020-03-05T21:29:11.807308582</dc:date>
    <meta:editing-duration>PT1H25M12S</meta:editing-duration>
    <meta:editing-cycles>16</meta:editing-cycles>
    <meta:generator>LibreOffice/6.0.7.3$Linux_X86_64 LibreOffice_project/00m0$Build-3</meta:generator>
    <meta:document-statistic meta:object-count="81"/>
  </office:meta>
</office:document-meta>
</file>